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20000002585C39BAE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5.601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ax-height="0cm" fo:min-height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ax-height="0cm" fo:min-height="2.192cm"/>
    </style:style>
    <style:style style:name="gr4" style:family="graphic">
      <style:graphic-properties style:protect="size"/>
    </style:style>
    <style:style style:name="pr1" style:family="presentation" style:parent-style-name="lyt-blackandwhite-notes">
      <style:graphic-properties draw:fill-color="#ffffff" draw:auto-grow-height="true" fo:min-height="13.365cm"/>
    </style:style>
    <style:style style:name="P1" style:family="paragraph">
      <style:paragraph-properties fo:text-align="end" style:writing-mode="rl-tb"/>
    </style:style>
    <style:style style:name="P2" style:family="paragraph">
      <style:paragraph-properties fo:text-align="start" style:writing-mode="rl-tb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ackandwhite">
        <draw:frame draw:style-name="gr1" draw:text-style-name="P1" draw:layer="layout" svg:width="26cm" svg:height="6.974cm" svg:x="1.5cm" svg:y="1.649cm">
          <draw:text-box>
            <text:p text:style-name="P1">המחשב זר לכם? לא יודעים כיצד לבצע את הפעולות הבסיסיות ביותר במערכת ההפעלה שלכם? תפעול אי-מיל נתפס כמטלה מסובכת? הדרכה בבית הלקוח, כמו כן מטפל בבעיות שונות ומגוונות כגון:</text:p>
            <text:p text:style-name="P2"><text:s/>Viruses, worms, and malware.</text:p>
            <text:p text:style-name="P2"><text:s/>Crapware, Adware, Spyware, Trojan Horses,</text:p>
            <text:p text:style-name="P2">Registry fixing, Browser protection from malicious sites.</text:p>
            <text:p text:style-name="P2">Freeware and Open Source software.</text:p>
            <text:p text:style-name="P1">הכרת דפדפנים ותוכנות דואר שונות מאילו של מייקרוסןפט, אך אם תפקוד זהה או טוב יותר .</text:p>
          </draw:text-box>
        </draw:frame>
        <draw:frame draw:style-name="gr2" draw:layer="layout" svg:width="3.5cm" svg:height="2.441cm" svg:x="0cm" svg:y="18.5cm">
          <draw:text-box>
            <text:p>דורון</text:p>
            <text:p>050-8779155</text:p>
          </draw:text-box>
        </draw:frame>
        <draw:frame draw:style-name="gr3" draw:layer="layout" svg:width="3.5cm" svg:height="2.442cm" svg:x="0cm" svg:y="18.5cm">
          <draw:text-box>
            <text:p>דורון</text:p>
            <text:p>050-8779155</text:p>
          </draw:text-box>
        </draw:frame>
        <draw:frame draw:style-name="gr2" draw:layer="layout" svg:width="3.5cm" svg:height="2.441cm" svg:x="24.5cm" svg:y="18.559cm">
          <draw:text-box>
            <text:p>דורון</text:p>
            <text:p>050-8779155</text:p>
          </draw:text-box>
        </draw:frame>
        <draw:frame draw:style-name="gr2" draw:layer="layout" svg:width="3.5cm" svg:height="2.441cm" svg:x="21cm" svg:y="18.5cm">
          <draw:text-box>
            <text:p>דורון</text:p>
            <text:p>050-8779155</text:p>
          </draw:text-box>
        </draw:frame>
        <draw:frame draw:style-name="gr2" draw:layer="layout" svg:width="3.5cm" svg:height="2.441cm" svg:x="17.5cm" svg:y="18.559cm">
          <draw:text-box>
            <text:p>דורון</text:p>
            <text:p>050-8779155</text:p>
          </draw:text-box>
        </draw:frame>
        <draw:frame draw:style-name="gr2" draw:layer="layout" svg:width="3.5cm" svg:height="2.441cm" svg:x="13.5cm" svg:y="18.559cm">
          <draw:text-box>
            <text:p>דורון</text:p>
            <text:p>050-8779155</text:p>
          </draw:text-box>
        </draw:frame>
        <draw:frame draw:style-name="gr2" draw:layer="layout" svg:width="3.5cm" svg:height="2.441cm" svg:x="10cm" svg:y="18.559cm">
          <draw:text-box>
            <text:p>דורון</text:p>
            <text:p>050-8779155</text:p>
          </draw:text-box>
        </draw:frame>
        <draw:frame draw:style-name="gr2" draw:layer="layout" svg:width="3.5cm" svg:height="2.441cm" svg:x="6.5cm" svg:y="18.5cm">
          <draw:text-box>
            <text:p>דורון</text:p>
            <text:p>050-8779155</text:p>
          </draw:text-box>
        </draw:frame>
        <draw:frame draw:style-name="gr2" draw:layer="layout" svg:width="3.5cm" svg:height="2.441cm" svg:x="3cm" svg:y="18.559cm">
          <draw:text-box>
            <text:p>דורון</text:p>
            <text:p>050-8779155</text:p>
          </draw:text-box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fill-image draw:name="bwmed" xlink:href="Pictures/1000000000000320000002585C39BAEF.png" xlink:type="simple" xlink:show="embed" xlink:actuate="onLoad"/>
    <draw:marker draw:name="Arrow" svg:viewBox="0 0 20 30" svg:d="m10 0-10 30h20z"/>
    <style:default-style style:family="graphic">
      <style:paragraph-properties fo:text-align="end" style:text-autospace="ideograph-alpha" style:punctuation-wrap="simple" style:line-break="strict" style:writing-mode="rl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Tahoma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he" style:country-complex="IL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lyt-blackandwhite-background" style:family="presentation">
      <style:graphic-properties draw:stroke="none" draw:fill="bitmap" draw:fill-image-name="bwmed" style:repeat="stretch"/>
    </style:style>
    <style:style style:name="lyt-blackandwhite-backgroundobjects" style:family="presentation">
      <style:graphic-properties draw:shadow="hidden" draw:shadow-offset-x="0.3cm" draw:shadow-offset-y="0.3cm" draw:shadow-color="#808080"/>
    </style:style>
    <style:style style:name="lyt-blackandwhite-notes" style:family="presentation">
      <style:graphic-properties draw:stroke="none" draw:fill="none">
        <text:list-style style:name="lyt-blackandwhit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blackandwhite-outline1" style:family="presentation">
      <style:graphic-properties draw:stroke="none" draw:fill="none">
        <text:list-style style:name="lyt-blackand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ackandwhite-outline2" style:family="presentation" style:parent-style-name="lyt-blackandwhit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ackandwhite-outline3" style:family="presentation" style:parent-style-name="lyt-blackandwhit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ackandwhite-outline4" style:family="presentation" style:parent-style-name="lyt-blackandwhit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ackandwhite-outline5" style:family="presentation" style:parent-style-name="lyt-blackandwhit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6" style:family="presentation" style:parent-style-name="lyt-blackandwhit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7" style:family="presentation" style:parent-style-name="lyt-blackandwhit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8" style:family="presentation" style:parent-style-name="lyt-blackandwhit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9" style:family="presentation" style:parent-style-name="lyt-blackandwhit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ackandwhite-subtitle" style:family="presentation">
      <style:graphic-properties draw:stroke="none" draw:fill="none" draw:textarea-vertical-align="middle">
        <text:list-style style:name="lyt-blackand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ackandwhite-title" style:family="presentation">
      <style:graphic-properties draw:stroke="none" draw:fill="none" draw:textarea-vertical-align="middle">
        <text:list-style style:name="lyt-blackand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wme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lyt-blackandwhi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lyt-blackandwhite-backgroundobjects">
      <style:graphic-properties draw:stroke="none" draw:fill="none" draw:fill-color="#ffffff" draw:auto-grow-height="false" fo:min-height="1.485cm"/>
    </style:style>
    <style:style style:name="Mpr3" style:family="presentation" style:parent-style-name="lyt-blackandwhit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9cm" svg:y="2.898cm" draw:page-number="1"/>
      <draw:page-thumbnail draw:layer="backgroundobjects" svg:width="8.999cm" svg:height="6.749cm" svg:x="9cm" svg:y="11.474cm"/>
      <draw:page-thumbnail draw:layer="backgroundobjects" svg:width="8.999cm" svg:height="6.749cm" svg:x="9cm" svg:y="20.05cm"/>
      <draw:page-thumbnail draw:layer="backgroundobjects" svg:width="8.999cm" svg:height="6.749cm" svg:x="-1cm" svg:y="2.898cm"/>
      <draw:page-thumbnail draw:layer="backgroundobjects" svg:width="8.999cm" svg:height="6.749cm" svg:x="-1cm" svg:y="11.474cm"/>
      <draw:page-thumbnail draw:layer="backgroundobjects" svg:width="8.999cm" svg:height="6.749cm" svg:x="-1cm" svg:y="20.05cm"/>
    </style:handout-master>
    <style:master-page style:name="lyt-blackandwhite" style:page-layout-name="PM1" draw:style-name="Mdp1">
      <draw:frame presentation:style-name="lyt-blackandwhite-title" draw:layer="backgroundobjects" svg:width="23.5cm" svg:height="2.843cm" svg:x="2cm" svg:y="1.9cm" presentation:class="title" presentation:placeholder="true">
        <draw:text-box/>
      </draw:frame>
      <draw:frame presentation:style-name="lyt-blackandwhite-outline1" draw:layer="backgroundobjects" svg:width="24.599cm" svg:height="10.586cm" svg:x="2cm" svg:y="5.414cm" presentation:class="outline" presentation:placeholder="true">
        <draw:text-box/>
      </draw:frame>
      <draw:frame presentation:style-name="Mpr1" draw:text-style-name="MP3" draw:layer="backgroundobjects" svg:width="6.523cm" svg:height="1.448cm" svg:x="1.5cm" svg:y="17.552cm" presentation:class="date-time">
        <draw:text-box>
          <text:p text:style-name="MP3"><text:span text:style-name="MT1"><presentation:date-time/></text:span></text:p>
        </draw:text-box>
      </draw:frame>
      <draw:frame presentation:style-name="Mpr1" draw:text-style-name="MP4" draw:layer="backgroundobjects" svg:width="8.875cm" svg:height="1.448cm" svg:x="9.076cm" svg:y="17.631cm" presentation:class="footer">
        <draw:text-box>
          <text:p text:style-name="MP4"><text:span text:style-name="MT1"><presentation:footer/></text:span></text:p>
        </draw:text-box>
      </draw:frame>
      <draw:frame presentation:style-name="Mpr1" draw:text-style-name="MP5" draw:layer="backgroundobjects" svg:width="6.523cm" svg:height="1.448cm" svg:x="18.976cm" svg:y="17.631cm" presentation:class="page-number">
        <draw:text-box>
          <text:p text:style-name="MP5"><text:span text:style-name="MT1"><text:page-number>&lt;number&gt;</text:page-number></text:span></text:p>
        </draw:text-box>
      </draw:frame>
      <presentation:notes style:page-layout-name="PM0">
        <draw:page-thumbnail presentation:style-name="lyt-blackandwhite-title" draw:layer="backgroundobjects" svg:width="14.848cm" svg:height="11.136cm" svg:x="3.075cm" svg:y="2.257cm" presentation:class="page"/>
        <draw:frame presentation:style-name="lyt-blackandwhit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3" draw:layer="backgroundobjects" svg:width="9.113cm" svg:height="1.484cm" svg:x="0cm" svg:y="0cm" presentation:class="header">
          <draw:text-box>
            <text:p text:style-name="MP3"><text:span text:style-name="MT1"><presentation:header/></text:span></text:p>
          </draw:text-box>
        </draw:frame>
        <draw:frame presentation:style-name="Mpr2" draw:text-style-name="MP5" draw:layer="backgroundobjects" svg:width="9.113cm" svg:height="1.484cm" svg:x="11.886cm" svg:y="0cm" presentation:class="date-time">
          <draw:text-box>
            <text:p text:style-name="MP5"><text:span text:style-name="MT1"><presentation:date-time/></text:span></text:p>
          </draw:text-box>
        </draw:frame>
        <draw:frame presentation:style-name="Mpr3" draw:text-style-name="MP3" draw:layer="backgroundobjects" svg:width="9.113cm" svg:height="1.484cm" svg:x="0cm" svg:y="28.215cm" presentation:class="footer">
          <draw:text-box>
            <text:p text:style-name="MP3"><text:span text:style-name="MT1"><presentation:footer/></text:span></text:p>
          </draw:text-box>
        </draw:frame>
        <draw:frame presentation:style-name="Mpr3" draw:text-style-name="MP5" draw:layer="backgroundobjects" svg:width="9.113cm" svg:height="1.484cm" svg:x="11.886cm" svg:y="28.215cm" presentation:class="page-number">
          <draw:text-box>
            <text:p text:style-name="MP5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OoZooL Obliterator</meta:initial-creator>
    <meta:creation-date>2008-12-25T02:36:33.39</meta:creation-date>
    <meta:editing-duration>PT50H57M58S</meta:editing-duration>
    <meta:editing-cycles>4</meta:editing-cycles>
    <dc:date>2009-04-21T04:43:52.54</dc:date>
    <dc:creator>OoZooL Obliterator</dc:creator>
    <meta:generator>OpenOffice.org/3.0$Win32 OpenOffice.org_project/300m15$Build-9379</meta:generator>
    <meta:printed-by>OoZooL Obliterator</meta:printed-by>
    <meta:print-date>2008-12-28T18:00:06.78</meta:print-date>
    <meta:document-statistic meta:object-count="33"/>
    <meta:user-defined meta:name="Info 1"/>
    <meta:user-defined meta:name="Info 2"/>
    <meta:user-defined meta:name="Info 3"/>
    <meta:user-defined meta:name="Info 4"/>
  </office:meta>
</office:document-meta>
</file>